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Таблица1" style:family="table">
      <style:table-properties style:width="17.889cm" table:align="margins"/>
    </style:style>
    <style:style style:name="Таблица1.A" style:family="table-column">
      <style:table-column-properties style:column-width="1.404cm" style:rel-column-width="5143*"/>
    </style:style>
    <style:style style:name="Таблица1.B" style:family="table-column">
      <style:table-column-properties style:column-width="5.75cm" style:rel-column-width="21065*"/>
    </style:style>
    <style:style style:name="Таблица1.C" style:family="table-column">
      <style:table-column-properties style:column-width="5.443cm" style:rel-column-width="19940*"/>
    </style:style>
    <style:style style:name="Таблица1.D" style:family="table-column">
      <style:table-column-properties style:column-width="2.3cm" style:rel-column-width="8426*"/>
    </style:style>
    <style:style style:name="Таблица1.E" style:family="table-column">
      <style:table-column-properties style:column-width="2.992cm" style:rel-column-width="10961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29" style:family="table-row">
      <style:table-row-properties style:min-row-height="1.679cm"/>
    </style:style>
    <style:style style:name="P1" style:family="paragraph" style:parent-style-name="Standard">
      <style:paragraph-properties fo:text-align="center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68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7233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3pt" fo:language="ru" fo:country="RU" fo:font-weight="bold" officeooo:rsid="0004c7a4" officeooo:paragraph-rsid="0007233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8b7c9" officeooo:paragraph-rsid="0008b7c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9a1a6" officeooo:paragraph-rsid="0009a1a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9a1a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edea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17bda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ab1c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edea2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0pt" officeooo:rsid="000d6a7b" officeooo:paragraph-rsid="000d6a7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0edea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7bda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8f9f7" style:font-size-asian="10pt" style:font-size-complex="10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edea2" officeooo:paragraph-rsid="000edea2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008a4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49bd8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10pt" officeooo:rsid="0010c592" officeooo:paragraph-rsid="0010c59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39b9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49bd8" style:font-size-asian="10pt" style:font-size-complex="10pt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39b93" officeooo:paragraph-rsid="00139b93" style:font-size-asian="10pt" style:font-size-complex="10pt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49bd8" officeooo:paragraph-rsid="00149bd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size="10pt" officeooo:rsid="0015cc52" officeooo:paragraph-rsid="0015cc52" style:font-size-asian="10pt" style:font-size-complex="10pt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5cc52" officeooo:paragraph-rsid="0015cc5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ejaVu Sans Condensed" fo:font-size="10pt" officeooo:rsid="0015cc52" officeooo:paragraph-rsid="001ec3f9" style:font-size-asian="10pt" style:font-size-complex="10pt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7bda7" officeooo:paragraph-rsid="0017bda7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size="10pt" officeooo:rsid="0018f9f7" officeooo:paragraph-rsid="001af11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size="10pt" officeooo:rsid="001af118" officeooo:paragraph-rsid="001af118" style:font-size-asian="10pt" style:font-size-complex="10pt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af118" officeooo:paragraph-rsid="001af118" style:font-size-asian="10pt" style:font-size-complex="10pt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ec3f9" officeooo:paragraph-rsid="001ec3f9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size="10pt" officeooo:rsid="001ec3f9" officeooo:paragraph-rsid="001ec3f9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1f3c93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2a339b" style:font-size-asian="10pt" style:font-size-complex="10pt"/>
    </style:style>
    <style:style style:name="P3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0ebda" officeooo:paragraph-rsid="0020ebda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size="10pt" officeooo:rsid="0020ebda" officeooo:paragraph-rsid="0020ebd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0pt" officeooo:rsid="0021ed98" officeooo:paragraph-rsid="0021ed98" style:font-size-asian="10pt" style:font-size-complex="10pt"/>
    </style:style>
    <style:style style:name="P4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1ed98" officeooo:paragraph-rsid="0021ed9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size="10pt" officeooo:rsid="0029cdec" officeooo:paragraph-rsid="0029cdec" style:font-size-asian="10pt" style:font-size-complex="10pt"/>
    </style:style>
    <style:style style:name="P4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9cdec" officeooo:paragraph-rsid="0029cdec" style:font-size-asian="10pt" style:font-size-complex="10pt"/>
    </style:style>
    <style:style style:name="P4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1c2d" officeooo:paragraph-rsid="002a1c2d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2a1c2d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30d62f" style:font-size-asian="10pt" style:font-size-complex="10pt"/>
    </style:style>
    <style:style style:name="P4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339b" officeooo:paragraph-rsid="002a339b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a339b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b864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style:font-size-asian="10pt" style:font-size-complex="10pt"/>
    </style:style>
    <style:style style:name="P5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b8646" officeooo:paragraph-rsid="002b864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DejaVu Sans Condensed" fo:font-size="10pt" officeooo:rsid="002d4108" officeooo:paragraph-rsid="002d4108" style:font-size-asian="10pt" style:font-size-complex="10pt"/>
    </style:style>
    <style:style style:name="P5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dd84a" officeooo:paragraph-rsid="002dd84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2dd84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34202e" style:font-size-asian="10pt" style:font-size-complex="10pt"/>
    </style:style>
    <style:style style:name="P5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eeccf" officeooo:paragraph-rsid="002eeccf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DejaVu Sans Condensed" fo:font-size="10pt" officeooo:rsid="002eeccf" officeooo:paragraph-rsid="002eeccf" style:font-size-asian="10pt" style:font-size-complex="10pt"/>
    </style:style>
    <style:style style:name="P5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fe678" officeooo:paragraph-rsid="002fe678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2fe678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30d1a6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3aa999" style:font-size-asian="10pt" style:font-size-complex="10pt"/>
    </style:style>
    <style:style style:name="P6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d62f" officeooo:paragraph-rsid="0030d62f" style:font-size-asian="10pt" style:font-size-complex="10pt"/>
    </style:style>
    <style:style style:name="P6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e713" officeooo:paragraph-rsid="0030e713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DejaVu Sans Condensed" fo:font-size="10pt" officeooo:rsid="0030e713" officeooo:paragraph-rsid="0030e713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DejaVu Sans Condensed" fo:font-size="10pt" officeooo:rsid="00312af7" officeooo:paragraph-rsid="00312af7" style:font-size-asian="10pt" style:font-size-complex="10pt"/>
    </style:style>
    <style:style style:name="P6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12af7" officeooo:paragraph-rsid="00312af7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DejaVu Sans Condensed" fo:font-size="10pt" officeooo:rsid="0032f579" officeooo:paragraph-rsid="0032f579" style:font-size-asian="10pt" style:font-size-complex="10pt"/>
    </style:style>
    <style:style style:name="P6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2f579" officeooo:paragraph-rsid="0032f579" style:font-size-asian="10pt" style:font-size-complex="10pt"/>
    </style:style>
    <style:style style:name="P7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style:font-size-asian="10pt" style:font-size-complex="10pt"/>
    </style:style>
    <style:style style:name="P7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6dcd5" officeooo:paragraph-rsid="0036dcd5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6dcd5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7c0c5" style:font-size-asian="10pt" style:font-size-complex="10pt"/>
    </style:style>
    <style:style style:name="P7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7c0c5" officeooo:paragraph-rsid="0037c0c5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DejaVu Sans Condensed" fo:font-size="10pt" officeooo:rsid="0037c0c5" officeooo:paragraph-rsid="0037c0c5" style:font-size-asian="10pt" style:font-size-complex="10pt"/>
    </style:style>
    <style:style style:name="P7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aa999" officeooo:paragraph-rsid="003aa999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DejaVu Sans Condensed" fo:font-size="10pt" officeooo:rsid="003aa999" officeooo:paragraph-rsid="003bb69d" style:font-size-asian="10pt" style:font-size-complex="10pt"/>
    </style:style>
    <style:style style:name="P7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bb69d" officeooo:paragraph-rsid="003bb69d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DejaVu Sans Condensed" fo:font-size="10pt" officeooo:rsid="003bb69d" officeooo:paragraph-rsid="003bb69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c5d94" officeooo:paragraph-rsid="003c5d94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DejaVu Sans Condensed" fo:font-size="10pt" officeooo:rsid="003c5d94" officeooo:paragraph-rsid="003c5d94" style:font-size-asian="10pt" style:font-size-complex="10pt"/>
    </style:style>
    <style:style style:name="P8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d497d" officeooo:paragraph-rsid="003d497d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DejaVu Sans Condensed" fo:font-size="10pt" officeooo:rsid="003d497d" officeooo:paragraph-rsid="003d497d" style:font-size-asian="10pt" style:font-size-complex="10pt"/>
    </style:style>
    <style:style style:name="P8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ecb78" officeooo:paragraph-rsid="003ecb78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DejaVu Sans Condensed" fo:font-size="10pt" officeooo:rsid="003ecb78" officeooo:paragraph-rsid="003ecb78" style:font-size-asian="10pt" style:font-size-complex="10pt"/>
    </style:style>
    <style:style style:name="P8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f93fd" officeooo:paragraph-rsid="003f93fd" style:font-size-asian="10pt" style:font-size-complex="10pt"/>
    </style:style>
    <style:style style:name="P8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language="en" fo:country="US" officeooo:rsid="000d6a7b" officeooo:paragraph-rsid="000d6a7b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fo:background-color="transparent" style:font-size-asian="10pt" style:font-size-complex="10pt"/>
    </style:style>
    <style:style style:name="P8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ec3f9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0c592" officeooo:paragraph-rsid="0010c59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72330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9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40756f" officeooo:paragraph-rsid="0040756f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40756f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DejaVu Sans Condensed" fo:font-size="10pt" officeooo:rsid="00426801" officeooo:paragraph-rsid="00426801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4434bd" officeooo:paragraph-rsid="004434bd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DejaVu Sans Condensed" fo:font-size="10pt" officeooo:rsid="004434bd" officeooo:paragraph-rsid="004434bd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6dcd5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7c0c5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44becc" officeooo:paragraph-rsid="0044becc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DejaVu Sans Condensed" fo:font-size="10pt" officeooo:rsid="0044becc" officeooo:paragraph-rsid="0044becc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DejaVu Sans Condensed" fo:font-size="10pt" fo:language="ru" fo:country="RU" fo:font-weight="bold" officeooo:rsid="0040756f" officeooo:paragraph-rsid="0040756f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9ad"/>
    </style:style>
    <style:style style:name="T3" style:family="text">
      <style:text-properties fo:language="en" fo:country="US" officeooo:rsid="000ab1cf"/>
    </style:style>
    <style:style style:name="T4" style:family="text">
      <style:text-properties fo:language="en" fo:country="US" officeooo:rsid="000edea2"/>
    </style:style>
    <style:style style:name="T5" style:family="text">
      <style:text-properties fo:language="en" fo:country="US" officeooo:rsid="0015cc52"/>
    </style:style>
    <style:style style:name="T6" style:family="text">
      <style:text-properties fo:language="en" fo:country="US" officeooo:rsid="0020ebda"/>
    </style:style>
    <style:style style:name="T7" style:family="text">
      <style:text-properties fo:language="en" fo:country="US" officeooo:rsid="002b8646"/>
    </style:style>
    <style:style style:name="T8" style:family="text">
      <style:text-properties fo:language="en" fo:country="US" officeooo:rsid="002fe678"/>
    </style:style>
    <style:style style:name="T9" style:family="text">
      <style:text-properties fo:language="en" fo:country="US" officeooo:rsid="0040756f"/>
    </style:style>
    <style:style style:name="T10" style:family="text">
      <style:text-properties fo:language="en" fo:country="US" officeooo:rsid="0046ae1e"/>
    </style:style>
    <style:style style:name="T11" style:family="text">
      <style:text-properties style:font-name="Comic Sans M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072330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8b7c9"/>
    </style:style>
    <style:style style:name="T15" style:family="text">
      <style:text-properties fo:language="ru" fo:country="RU" officeooo:rsid="000bd9ad"/>
    </style:style>
    <style:style style:name="T16" style:family="text">
      <style:text-properties fo:language="ru" fo:country="RU" officeooo:rsid="000e17c8"/>
    </style:style>
    <style:style style:name="T17" style:family="text">
      <style:text-properties fo:language="ru" fo:country="RU" officeooo:rsid="000edea2"/>
    </style:style>
    <style:style style:name="T18" style:family="text">
      <style:text-properties fo:language="ru" fo:country="RU" officeooo:rsid="000ab1cf"/>
    </style:style>
    <style:style style:name="T19" style:family="text">
      <style:text-properties fo:language="ru" fo:country="RU" officeooo:rsid="00139b93"/>
    </style:style>
    <style:style style:name="T20" style:family="text">
      <style:text-properties fo:language="ru" fo:country="RU" officeooo:rsid="0017bda7"/>
    </style:style>
    <style:style style:name="T21" style:family="text">
      <style:text-properties fo:language="ru" fo:country="RU" officeooo:rsid="001b8e61"/>
    </style:style>
    <style:style style:name="T22" style:family="text">
      <style:text-properties fo:language="ru" fo:country="RU" officeooo:rsid="001d628e"/>
    </style:style>
    <style:style style:name="T23" style:family="text">
      <style:text-properties fo:language="ru" fo:country="RU" officeooo:rsid="0020ebda"/>
    </style:style>
    <style:style style:name="T24" style:family="text">
      <style:text-properties fo:language="ru" fo:country="RU" officeooo:rsid="002b8646"/>
    </style:style>
    <style:style style:name="T25" style:family="text">
      <style:text-properties fo:language="ru" fo:country="RU" officeooo:rsid="002d3ce4"/>
    </style:style>
    <style:style style:name="T26" style:family="text">
      <style:text-properties fo:language="ru" fo:country="RU" officeooo:rsid="0030d1a6"/>
    </style:style>
    <style:style style:name="T27" style:family="text">
      <style:text-properties fo:language="ru" fo:country="RU" officeooo:rsid="00395c3f"/>
    </style:style>
    <style:style style:name="T28" style:family="text">
      <style:text-properties fo:language="ru" fo:country="RU" officeooo:rsid="00426801"/>
    </style:style>
    <style:style style:name="T29" style:family="text">
      <style:text-properties style:font-name="Segoe Script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Segoe Script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31" style:family="text">
      <style:text-properties style:font-name="Segoe Scri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font-name="Segoe Script" fo:language="en" fo:country="U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33" style:family="text">
      <style:text-properties officeooo:rsid="00072330"/>
    </style:style>
    <style:style style:name="T34" style:family="text">
      <style:text-properties officeooo:rsid="0008b7c9"/>
    </style:style>
    <style:style style:name="T35" style:family="text">
      <style:text-properties officeooo:rsid="0009a1a6"/>
    </style:style>
    <style:style style:name="T36" style:family="text">
      <style:text-properties officeooo:rsid="000ab1cf"/>
    </style:style>
    <style:style style:name="T37" style:family="text">
      <style:text-properties officeooo:rsid="000e17c8"/>
    </style:style>
    <style:style style:name="T38" style:family="text">
      <style:text-properties officeooo:rsid="000edea2"/>
    </style:style>
    <style:style style:name="T39" style:family="text">
      <style:text-properties officeooo:rsid="001008a4"/>
    </style:style>
    <style:style style:name="T40" style:family="text">
      <style:text-properties officeooo:rsid="0010c592"/>
    </style:style>
    <style:style style:name="T41" style:family="text">
      <style:text-properties officeooo:rsid="0010cf26"/>
    </style:style>
    <style:style style:name="T42" style:family="text">
      <style:text-properties officeooo:rsid="0012c25d"/>
    </style:style>
    <style:style style:name="T43" style:family="text">
      <style:text-properties officeooo:rsid="00149bd8"/>
    </style:style>
    <style:style style:name="T44" style:family="text">
      <style:text-properties officeooo:rsid="0015cc52"/>
    </style:style>
    <style:style style:name="T45" style:family="text">
      <style:text-properties officeooo:rsid="0017bda7"/>
    </style:style>
    <style:style style:name="T46" style:family="text">
      <style:text-properties officeooo:rsid="0018f9f7"/>
    </style:style>
    <style:style style:name="T47" style:family="text">
      <style:text-properties officeooo:rsid="001af118"/>
    </style:style>
    <style:style style:name="T48" style:family="text">
      <style:text-properties officeooo:rsid="001b8e61"/>
    </style:style>
    <style:style style:name="T49" style:family="text">
      <style:text-properties officeooo:rsid="001d628e"/>
    </style:style>
    <style:style style:name="T50" style:family="text">
      <style:text-properties officeooo:rsid="001ec3f9"/>
    </style:style>
    <style:style style:name="T51" style:family="text">
      <style:text-properties officeooo:rsid="0020ebda"/>
    </style:style>
    <style:style style:name="T52" style:family="text">
      <style:text-properties officeooo:rsid="0021ed98"/>
    </style:style>
    <style:style style:name="T53" style:family="text">
      <style:text-properties officeooo:rsid="0022a9c3"/>
    </style:style>
    <style:style style:name="T54" style:family="text">
      <style:text-properties officeooo:rsid="0022ac16"/>
    </style:style>
    <style:style style:name="T55" style:family="text">
      <style:text-properties officeooo:rsid="00251a10"/>
    </style:style>
    <style:style style:name="T56" style:family="text">
      <style:text-properties style:text-underline-style="none" officeooo:rsid="00072330"/>
    </style:style>
    <style:style style:name="T57" style:family="text">
      <style:text-properties style:text-underline-style="none" officeooo:rsid="0029cdec"/>
    </style:style>
    <style:style style:name="T58" style:family="text">
      <style:text-properties officeooo:rsid="002a1c2d"/>
    </style:style>
    <style:style style:name="T59" style:family="text">
      <style:text-properties officeooo:rsid="002a339b"/>
    </style:style>
    <style:style style:name="T60" style:family="text">
      <style:text-properties officeooo:rsid="002b8646"/>
    </style:style>
    <style:style style:name="T61" style:family="text">
      <style:text-properties officeooo:rsid="002fe678"/>
    </style:style>
    <style:style style:name="T62" style:family="text">
      <style:text-properties officeooo:rsid="0030d62f"/>
    </style:style>
    <style:style style:name="T63" style:family="text">
      <style:text-properties officeooo:rsid="0030e713"/>
    </style:style>
    <style:style style:name="T64" style:family="text">
      <style:text-properties officeooo:rsid="00312af7"/>
    </style:style>
    <style:style style:name="T65" style:family="text">
      <style:text-properties officeooo:rsid="0032f579"/>
    </style:style>
    <style:style style:name="T66" style:family="text">
      <style:text-properties officeooo:rsid="0034202e"/>
    </style:style>
    <style:style style:name="T67" style:family="text">
      <style:text-properties officeooo:rsid="0037c0c5"/>
    </style:style>
    <style:style style:name="T68" style:family="text">
      <style:text-properties officeooo:rsid="00393d95"/>
    </style:style>
    <style:style style:name="T69" style:family="text">
      <style:text-properties officeooo:rsid="002b8646" fo:background-color="transparent" loext:char-shading-value="0"/>
    </style:style>
    <style:style style:name="T70" style:family="text">
      <style:text-properties officeooo:rsid="00395c3f"/>
    </style:style>
    <style:style style:name="T71" style:family="text">
      <style:text-properties officeooo:rsid="003aa999"/>
    </style:style>
    <style:style style:name="T72" style:family="text">
      <style:text-properties officeooo:rsid="003bb69d"/>
    </style:style>
    <style:style style:name="T73" style:family="text">
      <style:text-properties officeooo:rsid="003c5d94"/>
    </style:style>
    <style:style style:name="T74" style:family="text">
      <style:text-properties officeooo:rsid="0040756f"/>
    </style:style>
    <style:style style:name="T75" style:family="text">
      <style:text-properties officeooo:rsid="00426801"/>
    </style:style>
    <style:style style:name="T76" style:family="text">
      <style:text-properties officeooo:rsid="00427148"/>
    </style:style>
    <style:style style:name="T77" style:family="text">
      <style:text-properties officeooo:rsid="0044becc"/>
    </style:style>
    <style:style style:name="T78" style:family="text">
      <style:text-properties officeooo:rsid="0046a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пользовательского приёмочного тестирования </text:p>
      <text:p text:style-name="P1">(<text:span text:style-name="T1">User Acceptance Testing) </text:span></text:p>
      <text:p text:style-name="P2"/>
      <text:p text:style-name="P3">Объект тестирования: <text:span text:style-name="T29">Приложение &lt;&lt;</text:span><text:span text:style-name="T30">Хозяйка</text:span><text:span text:style-name="T29">-7.</text:span><text:span text:style-name="T30">2</text:span><text:span text:style-name="T29">ИИМ&gt;&gt;</text:span><text:span text:style-name="T31"> </text:span><text:span text:style-name="T32">д</text:span><text:span text:style-name="T30">ля</text:span><text:span text:style-name="T31"> </text:span><text:span text:style-name="T29">управления робот</text:span><text:span text:style-name="T30">а</text:span><text:span text:style-name="T29">м</text:span><text:span text:style-name="T30">и</text:span><text:span text:style-name="T29">-пылесос</text:span><text:span text:style-name="T30">ами</text:span><text:span text:style-name="T11">.</text:span></text:p>
      <text:p text:style-name="P2"/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405837170016">
          <table:table-cell table:style-name="Таблица1.A1" office:value-type="string">
            <text:p text:style-name="P6">№п/п</text:p>
          </table:table-cell>
          <table:table-cell table:style-name="Таблица1.A1" office:value-type="string">
            <text:p text:style-name="P6">Выполняемое действие</text:p>
          </table:table-cell>
          <table:table-cell table:style-name="Таблица1.A1" office:value-type="string">
            <text:p text:style-name="P6">Ожидаемый результат</text:p>
          </table:table-cell>
          <table:table-cell table:style-name="Таблица1.A1" office:value-type="string">
            <text:p text:style-name="P6">Пройден<text:line-break/>да/нет</text:p>
          </table:table-cell>
          <table:table-cell table:style-name="Таблица1.E1" office:value-type="string">
            <text:p text:style-name="P6">Примечание</text:p>
          </table:table-cell>
        </table:table-row>
        <table:table-row table:style-name="TableLine1405837168000">
          <table:table-cell table:style-name="Таблица1.A2" office:value-type="string">
            <text:p text:style-name="P92">1.</text:p>
          </table:table-cell>
          <table:table-cell table:style-name="Таблица1.B2" table:number-columns-spanned="4" office:value-type="string">
            <text:p text:style-name="P93">Регистрация</text:p>
          </table:table-cell>
          <table:covered-table-cell/>
          <table:covered-table-cell/>
          <table:covered-table-cell/>
        </table:table-row>
        <table:table-row table:style-name="TableLine1405837163104">
          <table:table-cell table:style-name="Таблица1.A2" office:value-type="string">
            <text:p text:style-name="P7">1.1.<text:span text:style-name="T35">1.</text:span></text:p>
          </table:table-cell>
          <table:table-cell table:style-name="Таблица1.A2" office:value-type="string">
            <text:p text:style-name="P16">Запуск приложения</text:p>
          </table:table-cell>
          <table:table-cell table:style-name="Таблица1.A2" office:value-type="string">
            <text:p text:style-name="P16">Должно появиться меню с полями &lt;Логин&gt;, &lt;Пароль&gt; и заголовком &lt;<text:span text:style-name="T37">Аутентификация</text:span>&gt; <text:span text:style-name="T37">(Рис. 1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3392">
          <table:table-cell table:style-name="Таблица1.A2" office:value-type="string">
            <text:p text:style-name="P7">1.1.<text:span text:style-name="T37">2</text:span><text:span text:style-name="T35">.</text:span></text:p>
          </table:table-cell>
          <table:table-cell table:style-name="Таблица1.A2" office:value-type="string">
            <text:p text:style-name="P16">Нажатие кнопки &lt;Зарегистрироваться&gt;</text:p>
          </table:table-cell>
          <table:table-cell table:style-name="Таблица1.A2" office:value-type="string">
            <text:p text:style-name="P16">Должно появиться меню с полями &lt;Логин&gt;, &lt;Пароль&gt; и заголовком &lt;Регистрация&gt; <text:span text:style-name="T37">(Рис. 2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59936">
          <table:table-cell table:style-name="Таблица1.A2" office:value-type="string">
            <text:p text:style-name="P7">1.1.<text:span text:style-name="T16">3</text:span><text:span text:style-name="T35">.</text:span></text:p>
          </table:table-cell>
          <table:table-cell table:style-name="Таблица1.A2" office:value-type="string">
            <text:p text:style-name="P8">Ввод нового логина в поле &lt;<text:span text:style-name="T13">Логин</text:span>&gt;.</text:p>
          </table:table-cell>
          <table:table-cell table:style-name="Таблица1.A2" office:value-type="string">
            <text:p text:style-name="P10">В поле <text:span text:style-name="T34">&lt;</text:span><text:span text:style-name="T14">Логин</text:span><text:span text:style-name="T34">&gt; </text:span>должны выводиться символы, соответствующие нажатым клавиша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58784">
          <table:table-cell table:style-name="Таблица1.A2" office:value-type="string">
            <text:p text:style-name="P9">1.1.<text:span text:style-name="T16">4</text:span>.</text:p>
          </table:table-cell>
          <table:table-cell table:style-name="Таблица1.A2" office:value-type="string">
            <text:p text:style-name="P13">Ввод нового логина в поле &lt;Логин&gt; <text:span text:style-name="T13">с использованием недопустимых символов (пробел, </text:span><text:span text:style-name="T15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4">При <text:span text:style-name="T38">нажатии на кнопку &lt;Подтвердить</text:span><text:span text:style-name="T4">&gt; </text:span><text:s/>в поле &lt;<text:span text:style-name="T13">Логин&gt;</text:span> появляется сообщение шрифтом красного цвета «Недопустимые символы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0304">
          <table:table-cell table:style-name="Таблица1.A2" office:value-type="string">
            <text:p text:style-name="P9">1.1.<text:span text:style-name="T19">5</text:span>.</text:p>
          </table:table-cell>
          <table:table-cell table:style-name="Таблица1.A2" office:value-type="string">
            <text:p text:style-name="P13">Ввод нового <text:span text:style-name="T38">уже зарегистрированного</text:span> логина в поле &lt;Логин&gt; </text:p>
          </table:table-cell>
          <table:table-cell table:style-name="Таблица1.A2" office:value-type="string">
            <text:p text:style-name="P13">При переключении фокуса на поле &lt;Пароль&gt; в поле &lt;<text:span text:style-name="T13">Логин&gt;</text:span> появляется сообщение шрифтом красного цвета «<text:span text:style-name="T38">Пользователь уже существует</text:span>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3472">
          <table:table-cell table:style-name="Таблица1.A2" office:value-type="string">
            <text:p text:style-name="P87">1.<text:span text:style-name="T17">2</text:span>.<text:span text:style-name="T17">1</text:span>.</text:p>
          </table:table-cell>
          <table:table-cell table:style-name="Таблица1.A2" office:value-type="string">
            <text:p text:style-name="P17">Ввод нового пароля в поле &lt;Пароль&gt;</text:p>
          </table:table-cell>
          <table:table-cell table:style-name="Таблица1.A2" office:value-type="string">
            <text:p text:style-name="P11">В поле <text:span text:style-name="T34">&lt;</text:span><text:span text:style-name="T14">Логин</text:span><text:span text:style-name="T34">&gt; </text:span>долж<text:span text:style-name="T38">ен</text:span> выводиться символ «*» <text:span text:style-name="T38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2896">
          <table:table-cell table:style-name="Таблица1.A2" office:value-type="string">
            <text:p text:style-name="P20">1.2.2.</text:p>
          </table:table-cell>
          <table:table-cell table:style-name="Таблица1.A2" office:value-type="string">
            <text:p text:style-name="P13">Ввод нового <text:span text:style-name="T38">пароля</text:span> в поле &lt;<text:span text:style-name="T38">Пароль</text:span>&gt; <text:span text:style-name="T13">с использованием недопустимых символов (пробел, </text:span><text:span text:style-name="T15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7">При нажатии на кнопку &lt;Подтвердить<text:span text:style-name="T1">&gt; </text:span><text:span text:style-name="T3">в поле &lt;</text:span><text:span text:style-name="T1">П</text:span><text:span text:style-name="T13">ароль</text:span><text:span text:style-name="T18">&gt;</text:span><text:span text:style-name="T3"> появляется сообщение шрифтом красного цвета «Недопустимые символы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3184">
          <table:table-cell table:style-name="Таблица1.A2" office:value-type="string">
            <text:p text:style-name="P20">1.3.1.</text:p>
          </table:table-cell>
          <table:table-cell table:style-name="Таблица1.A2" office:value-type="string">
            <text:p text:style-name="P17">Нажатие на кнопку &lt;Зарегистрироваться&gt; <text:line-break/><text:span text:style-name="T39">п</text:span>ри правильном вводе логина и пароля.</text:p>
          </table:table-cell>
          <table:table-cell table:style-name="Таблица1.A2" office:value-type="string">
            <text:p text:style-name="P21">Экран должен переключиться на <text:span text:style-name="T41">окно с заголовком </text:span>&lt;<text:span text:style-name="T41">Аутентификация</text:span>&gt; <text:span text:style-name="T42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9440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ext:soft-page-break/>
        <table:table-row table:style-name="TableLine1405837165408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5837174048">
          <table:table-cell table:style-name="Таблица1.A2" office:value-type="string">
            <text:p text:style-name="P92"><text:span text:style-name="T40">2</text:span>.</text:p>
          </table:table-cell>
          <table:table-cell table:style-name="Таблица1.B2" table:number-columns-spanned="4" office:value-type="string">
            <text:p text:style-name="P94">Аутентификация <text:span text:style-name="T44">(окно &lt;Аутентификация&gt;</text:span><text:span text:style-name="T5">)</text:span></text:p>
          </table:table-cell>
          <table:covered-table-cell/>
          <table:covered-table-cell/>
          <table:covered-table-cell/>
        </table:table-row>
        <table:table-row table:style-name="TableLine1405837165984">
          <table:table-cell table:style-name="Таблица1.A2" office:value-type="string">
            <text:p text:style-name="P26">2.1.1.</text:p>
          </table:table-cell>
          <table:table-cell table:style-name="Таблица1.A2" office:value-type="string">
            <text:p text:style-name="P24">Повторить выполнение п.п.1.1.3. - 1.1.5 и п.п.1.2.1 — 1.2.2.</text:p>
          </table:table-cell>
          <table:table-cell table:style-name="Таблица1.A2" office:value-type="string">
            <text:p text:style-name="P24">Экран должен отображаться в соответствии с указанными пунктами данного протокол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1664">
          <table:table-cell table:style-name="Таблица1.A2" office:value-type="string">
            <text:p text:style-name="P26">2.1.2.</text:p>
          </table:table-cell>
          <table:table-cell table:style-name="Таблица1.A2" office:value-type="string">
            <text:p text:style-name="P24">Ввод пары логин — пароль, не соответствующи<text:span text:style-name="T43">м</text:span> хранимым в базе.</text:p>
          </table:table-cell>
          <table:table-cell table:style-name="Таблица1.A2" office:value-type="string">
            <text:p text:style-name="P22"><text:span text:style-name="T43">О</text:span><text:span text:style-name="T41">кно с заголовком </text:span>&lt;<text:span text:style-name="T41">Аутентификация</text:span>&gt; <text:span text:style-name="T43">должно вернутся к первоначальному состоянию для повтора ввода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9728">
          <table:table-cell table:style-name="Таблица1.A2" office:value-type="string">
            <text:p text:style-name="P27">2.1.3.</text:p>
          </table:table-cell>
          <table:table-cell table:style-name="Таблица1.A2" office:value-type="string">
            <text:p text:style-name="P25">Ввод пары логин — пароль, <text:s/>соответствующи<text:span text:style-name="T43">м</text:span> хранимым в базе.</text:p>
          </table:table-cell>
          <table:table-cell table:style-name="Таблица1.A2" office:value-type="string">
            <text:p text:style-name="P28">Должно отобразиться окно с заголовком &lt;Авторизация&gt; <text:span text:style-name="T49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0592">
          <table:table-cell table:style-name="Таблица1.A2" office:value-type="string">
            <text:p text:style-name="P89">3.</text:p>
          </table:table-cell>
          <table:table-cell table:style-name="Таблица1.B2" table:number-columns-spanned="4" office:value-type="string">
            <text:p text:style-name="P91">Авторизация (окно &lt;Авторизация&gt;<text:span text:style-name="T1">)</text:span></text:p>
          </table:table-cell>
          <table:covered-table-cell/>
          <table:covered-table-cell/>
          <table:covered-table-cell/>
        </table:table-row>
        <table:table-row table:style-name="TableLine1405837170880">
          <table:table-cell table:style-name="Таблица1.A2" office:value-type="string">
            <text:p text:style-name="P29">3.1.1.</text:p>
          </table:table-cell>
          <table:table-cell table:style-name="Таблица1.A2" office:value-type="string">
            <text:p text:style-name="P18">Ввод <text:span text:style-name="T45">ПИН-кода</text:span> в поле &lt;<text:span text:style-name="T45">ПИН-код</text:span>&gt;.</text:p>
          </table:table-cell>
          <table:table-cell table:style-name="Таблица1.A2" office:value-type="string">
            <text:p text:style-name="P12">В поле <text:span text:style-name="T34">&lt;</text:span><text:span text:style-name="T20">ПИН-код</text:span><text:span text:style-name="T34">&gt; </text:span>долж<text:span text:style-name="T38">ен</text:span> выводиться символ «*» <text:span text:style-name="T38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6272">
          <table:table-cell table:style-name="Таблица1.A2" office:value-type="string">
            <text:p text:style-name="P31">3.1.2.</text:p>
          </table:table-cell>
          <table:table-cell table:style-name="Таблица1.A2" office:value-type="string">
            <text:p text:style-name="P18">Ввод <text:span text:style-name="T45">короткого (менее 4 символов) ПИН-кода</text:span> в поле &lt;<text:span text:style-name="T45">ПИН-код</text:span>&gt; <text:span text:style-name="T46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4">&lt;</text:span><text:span text:style-name="T20">ПИН-код</text:span><text:span text:style-name="T34">&gt; </text:span><text:span text:style-name="T36">появляется сообщение шрифтом красного цвета «</text:span><text:span text:style-name="T45">Введите 4 цифры</text:span><text:span text:style-name="T36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59072">
          <table:table-cell table:style-name="Таблица1.A2" office:value-type="string">
            <text:p text:style-name="P31">3.1.3.</text:p>
          </table:table-cell>
          <table:table-cell table:style-name="Таблица1.A2" office:value-type="string">
            <text:p text:style-name="P19">Ввод <text:span text:style-name="T45">длинного (более 4 символов) ПИН-кода</text:span> в поле &lt;<text:span text:style-name="T45">ПИН-код</text:span>&gt; <text:span text:style-name="T46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4">&lt;</text:span><text:span text:style-name="T20">ПИН-код</text:span><text:span text:style-name="T34">&gt; </text:span><text:span text:style-name="T36">появляется сообщение шрифтом красного цвета «</text:span><text:span text:style-name="T45">Введите 4 цифры</text:span><text:span text:style-name="T36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2240">
          <table:table-cell table:style-name="Таблица1.A2" office:value-type="string">
            <text:p text:style-name="P31">3.1.<text:span text:style-name="T46">4</text:span>.</text:p>
          </table:table-cell>
          <table:table-cell table:style-name="Таблица1.A2" office:value-type="string">
            <text:p text:style-name="P19">Ввод <text:span text:style-name="T45">символов, отличных от цифровых </text:span><text:s/><text:span text:style-name="T46">и нажатии кнопки &lt;Подтвердить&gt; или кнопки &lt;Зарегистрироваться&gt;</text:span><text:span text:style-name="T45">.</text:span></text:p>
          </table:table-cell>
          <table:table-cell table:style-name="Таблица1.A2" office:value-type="string">
            <text:p text:style-name="P12">В поле <text:span text:style-name="T34">&lt;</text:span><text:span text:style-name="T20">ПИН-код</text:span><text:span text:style-name="T34">&gt; </text:span><text:span text:style-name="T36">появляется сообщение шрифтом красного цвета «</text:span><text:span text:style-name="T45">Введите 4 цифры</text:span><text:span text:style-name="T36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1952">
          <table:table-cell table:style-name="Таблица1.A2" office:value-type="string">
            <text:p text:style-name="P31">3.1.<text:span text:style-name="T46">5</text:span>.</text:p>
          </table:table-cell>
          <table:table-cell table:style-name="Таблица1.A2" office:value-type="string">
            <text:p text:style-name="P18">Ввод <text:span text:style-name="T46">корректного нового ПИН-кода и нажатие кнопки &lt;Зарегистрироваться&gt;</text:span></text:p>
          </table:table-cell>
          <table:table-cell table:style-name="Таблица1.A2" office:value-type="string">
            <text:p text:style-name="P32">В памяти приложения <text:span text:style-name="T47">сохраняется введённый ПИН-код для текущего пользователя смартфона.</text:span> <text:span text:style-name="T47">Кроме того, он сохраняется </text:span>и в базе <text:span text:style-name="T47">облака</text:span> <text:span text:style-name="T47">для текущего пользователя приложения.<text:line-break/>Должно появиться окно &lt;Выбор пылесосов&gt;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8288">
          <table:table-cell table:style-name="Таблица1.A2" office:value-type="string">
            <text:p text:style-name="P31">3.1.<text:span text:style-name="T50">6</text:span>.</text:p>
          </table:table-cell>
          <table:table-cell table:style-name="Таблица1.A2" office:value-type="string">
            <text:p text:style-name="P18">Ввод <text:span text:style-name="T46">корректного </text:span><text:span text:style-name="T47">ранее</text:span><text:span text:style-name="T46"> </text:span><text:span text:style-name="T47">сохранённого</text:span><text:span text:style-name="T46"> ПИН-кода и нажатие кнопки &lt;</text:span><text:span text:style-name="T47">Подтвердить</text:span><text:span text:style-name="T46">&gt;</text:span></text:p>
          </table:table-cell>
          <table:table-cell table:style-name="Таблица1.A2" office:value-type="string">
            <text:p text:style-name="P33">Должно появиться окно &lt;Выбор пылесосов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5696">
          <table:table-cell table:style-name="Таблица1.A2" office:value-type="string">
            <text:p text:style-name="P34">3.2.1.</text:p>
          </table:table-cell>
          <table:table-cell table:style-name="Таблица1.A2" office:value-type="string">
            <text:p text:style-name="P33">Запуск приложения пользователем смартфона, имеющего зарегистрированный аккаунт в приложении.</text:p>
          </table:table-cell>
          <table:table-cell table:style-name="Таблица1.A2" office:value-type="string">
            <text:p text:style-name="P33">Должно открыться окно &lt;Авторизация<text:span text:style-name="T1">&gt; </text:span><text:span text:style-name="T22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1168">
          <table:table-cell table:style-name="Таблица1.A2" office:value-type="string">
            <text:p text:style-name="P34">3.2.<text:span text:style-name="T48">2</text:span>.</text:p>
          </table:table-cell>
          <table:table-cell table:style-name="Таблица1.A2" office:value-type="string">
            <text:p text:style-name="P33">Запуск приложения пользователем смартфона, <text:span text:style-name="T48">не</text:span> имеющего зарегистрированный аккаунт в приложении.</text:p>
          </table:table-cell>
          <table:table-cell table:style-name="Таблица1.A2" office:value-type="string">
            <text:p text:style-name="P33">Должно открыться окно &lt;<text:span text:style-name="T48">Аутентификация</text:span><text:span text:style-name="T1">&gt; </text:span><text:span text:style-name="T21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73760">
          <table:table-cell table:style-name="Таблица1.A2" office:value-type="string">
            <text:p text:style-name="P29"/>
          </table:table-cell>
          <table:table-cell table:style-name="Таблица1.B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1405837169152">
          <table:table-cell table:style-name="Таблица1.A2" office:value-type="string">
            <text:p text:style-name="P29"/>
          </table:table-cell>
          <table:table-cell table:style-name="Таблица1.B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ext:soft-page-break/>
        <table:table-row table:style-name="TableLine1405837166560">
          <table:table-cell table:style-name="Таблица1.A2" office:value-type="string">
            <text:p text:style-name="P89"><text:span text:style-name="T50">4</text:span>.</text:p>
          </table:table-cell>
          <table:table-cell table:style-name="Таблица1.B2" table:number-columns-spanned="4" office:value-type="string">
            <text:p text:style-name="P90"><text:span text:style-name="T50">Выбор </text:span><text:span text:style-name="T51">роботов</text:span> (окно &lt;<text:span text:style-name="T50">Выбор </text:span><text:span text:style-name="T51">роботов</text:span>&gt;<text:span text:style-name="T1">)</text:span></text:p>
          </table:table-cell>
          <table:covered-table-cell/>
          <table:covered-table-cell/>
          <table:covered-table-cell/>
        </table:table-row>
        <table:table-row table:style-name="Таблица1.29">
          <table:table-cell table:style-name="Таблица1.A2" office:value-type="string">
            <text:p text:style-name="P35">4.1.1.</text:p>
          </table:table-cell>
          <table:table-cell table:style-name="Таблица1.A2" office:value-type="string">
            <text:p text:style-name="P36">Открытие окна (см. п.п. 3.1.5. и 3.1.6). <text:span text:style-name="T51">При этом все роботы должны быть включены и </text:span><text:span text:style-name="T55">находиться </text:span><text:span text:style-name="T51">в пределах распространения сигнала.</text:span></text:p>
          </table:table-cell>
          <table:table-cell table:style-name="Таблица1.A2" office:value-type="string">
            <text:p text:style-name="P38">Должна отображаться <text:line-break/>1.Для каждого из подключенных к приложению роботов отдельное поле серого цвета со следующей информацией:<text:line-break/>а. Три графических индикатора зелёного, чёрного и голубого цвета, отражающих заряд батареи, наполнение пылесборника и наличие моющей жидкости соответственно.<text:line-break/>б.Имя робота чек-боксом выбора слева от него и с индикатором номера и актуальности версии справа от имени.<text:line-break/>в.Индикатор требования обслуживания под именем.<text:line-break/>г. Кнопка запуска и остановки работы пылесоса.<text:line-break/>2.Ниже списка пылесовов должна отображаться кнопка &lt;Добавить робота&gt;, которая используется для поиска и подключения новых роботов, если <text:s/>этого не произошло автоматически.</text:p>
            <text:p text:style-name="P38"><text:span text:style-name="T59">3.Кнопки «Управление группой».<text:line-break/>4.Группа кнопок синего цвета в нижней части экрана, обеспечивающих общие задачи управления.</text:span><text:line-break/><text:span text:style-name="T51">(Рис. 4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37"><text:span text:style-name="T51">1. </text:span>Добавить кнопку &lt;Добавить робота&gt; в<text:span text:style-name="T1"> UX/UI</text:span><text:span text:style-name="T13"> диаграмму. <text:line-break/></text:span><text:span text:style-name="T23">2. Изменить название окна &lt;Выбор пылесосов</text:span><text:span text:style-name="T6">&gt; </text:span><text:span text:style-name="T23">на &lt;Выбор роботов&gt;</text:span></text:p>
          </table:table-cell>
        </table:table-row>
        <table:table-row table:style-name="TableLine1405837159360">
          <table:table-cell table:style-name="Таблица1.A2" office:value-type="string">
            <text:p text:style-name="P42">4.2.1.</text:p>
          </table:table-cell>
          <table:table-cell table:style-name="Таблица1.A2" office:value-type="string">
            <text:p text:style-name="P40">Выключение питания <text:span text:style-name="T52">робота</text:span>.</text:p>
          </table:table-cell>
          <table:table-cell table:style-name="Таблица1.A2" office:value-type="string">
            <text:p text:style-name="P40">Пылесос добжен автоматически удалиться из меню &lt;Выбор <text:span text:style-name="T52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6848">
          <table:table-cell table:style-name="Таблица1.A2" office:value-type="string">
            <text:p text:style-name="P42">4.2.2.</text:p>
          </table:table-cell>
          <table:table-cell table:style-name="Таблица1.A2" office:value-type="string">
            <text:p text:style-name="P40">Включение питания <text:span text:style-name="T52">робота</text:span>, который уже подключался к приложению.</text:p>
          </table:table-cell>
          <table:table-cell table:style-name="Таблица1.A2" office:value-type="string">
            <text:p text:style-name="P40">Пылесос должен появиться в меню &lt;Выбор <text:span text:style-name="T52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2816">
          <table:table-cell table:style-name="Таблица1.A2" office:value-type="string">
            <text:p text:style-name="P42">4.2.3.</text:p>
          </table:table-cell>
          <table:table-cell table:style-name="Таблица1.A2" office:value-type="string">
            <text:p text:style-name="P40">Включение <text:span text:style-name="T52">питания</text:span> нового <text:span text:style-name="T52">робота</text:span>.</text:p>
          </table:table-cell>
          <table:table-cell table:style-name="Таблица1.A2" office:value-type="string">
            <text:p text:style-name="P40">Должно появиться стандартное в этом приложении поле <text:span text:style-name="T52">робота</text:span> серого цвета с <text:span text:style-name="T52">редактируемым</text:span> полем имени <text:span text:style-name="T52">робота.</text:span> <text:span text:style-name="T52">По умолчанию выводится порядковый номер робота вместо имени. 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3680">
          <table:table-cell table:style-name="Таблица1.A2" office:value-type="string">
            <text:p text:style-name="P42">4.2.4.</text:p>
          </table:table-cell>
          <table:table-cell table:style-name="Таблица1.A2" office:value-type="string">
            <text:p text:style-name="P41">Ввод имени робота</text:p>
          </table:table-cell>
          <table:table-cell table:style-name="Таблица1.A2" office:value-type="string">
            <text:p text:style-name="P41">Должны отображаться вводимые символы. При деактивации поля, имя робота должно сохраниться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3968">
          <table:table-cell table:style-name="Таблица1.A2" office:value-type="string">
            <text:p text:style-name="P42">4.2.5.</text:p>
          </table:table-cell>
          <table:table-cell table:style-name="Таблица1.A2" office:value-type="string">
            <text:p text:style-name="P41">Повторить выполнение п.п.4.2.1 и 4.2.2. для проверки вновь <text:soft-page-break/>зарегистрированного робота.</text:p>
          </table:table-cell>
          <table:table-cell table:style-name="Таблица1.A2" office:value-type="string">
            <text:p text:style-name="P41">Индикация должна соответствовать указанным <text:soft-page-break/>пунктам. Имя пылесоса должно соответствовать введенному в п. 4.2.4. имен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4256">
          <table:table-cell table:style-name="Таблица1.A2" office:value-type="string">
            <text:p text:style-name="P39">4.<text:span text:style-name="T53">3</text:span>.<text:span text:style-name="T54">1</text:span>.</text:p>
          </table:table-cell>
          <table:table-cell table:style-name="Таблица1.A2" office:value-type="string">
            <text:p text:style-name="P40">Нажатие на чек-бокс <text:span text:style-name="T52">робота</text:span></text:p>
          </table:table-cell>
          <table:table-cell table:style-name="Таблица1.A2" office:value-type="string">
            <text:p text:style-name="P43">При каждом нажатии состояние чек-бокса должно изменяться на противоположно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7167424">
          <table:table-cell table:style-name="Таблица1.A2" office:value-type="string">
            <text:p text:style-name="P44">4.3.2.</text:p>
          </table:table-cell>
          <table:table-cell table:style-name="Таблица1.A2" office:value-type="string">
            <text:p text:style-name="P43">Нажатие на кнопку запуска и остановки робота.</text:p>
          </table:table-cell>
          <table:table-cell table:style-name="Таблица1.A2" office:value-type="string">
            <text:p text:style-name="P43">При каждом нажатии должна изменяться индикация <text:span text:style-name="T58">на кнопке</text:span> «старт» - «стоп» <text:span text:style-name="T58">(«старт» - зелёный треугольник, «стоп» - красный квадрат)</text:span> и обратно. При этом, соответствующий робот должен выполнять или прекращать работу соответственно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749773376">
          <table:table-cell table:style-name="Таблица1.A2" office:value-type="string">
            <text:p text:style-name="P45">4.4.1.</text:p>
          </table:table-cell>
          <table:table-cell table:style-name="Таблица1.A2" office:value-type="string">
            <text:p text:style-name="P46">Нажатие кнопки «запуск» <text:s/>(зелёный треугольник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запуск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7424">
          <table:table-cell table:style-name="Таблица1.A2" office:value-type="string">
            <text:p text:style-name="P45">4.4.2.</text:p>
          </table:table-cell>
          <table:table-cell table:style-name="Таблица1.A2" office:value-type="string">
            <text:p text:style-name="P46">Нажатие кнопки «остановка» (красный квадрат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6272">
          <table:table-cell table:style-name="Таблица1.A2" office:value-type="string">
            <text:p text:style-name="P45">4.4.3.</text:p>
          </table:table-cell>
          <table:table-cell table:style-name="Таблица1.A2" office:value-type="string">
            <text:p text:style-name="P46">Нажатие кнопки «пауза» (две вертикальные красные полоски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<text:span text:style-name="T63">при</text:span>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6848">
          <table:table-cell table:style-name="Таблица1.A2" office:value-type="string">
            <text:p text:style-name="P64">4.4.4.</text:p>
          </table:table-cell>
          <table:table-cell table:style-name="Таблица1.A2" office:value-type="string">
            <text:p text:style-name="P65">Нажатие чекбокса каждого робота группы в режиме «пауза»</text:p>
          </table:table-cell>
          <table:table-cell table:style-name="Таблица1.A2" office:value-type="string">
            <text:p text:style-name="P65">Чекбоксы роботов группы не должны переключаться при нажати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4256">
          <table:table-cell table:style-name="Таблица1.A2" office:value-type="string">
            <text:p text:style-name="P69">4.4.5.</text:p>
          </table:table-cell>
          <table:table-cell table:style-name="Таблица1.A2" office:value-type="string">
            <text:p text:style-name="P68">Нажатие на синюю кнопку с изображением шестерни в режиме «пауза» группы.</text:p>
          </table:table-cell>
          <table:table-cell table:style-name="Таблица1.A2" office:value-type="string">
            <text:p text:style-name="P68">Нажатие на кнопку не должно приводить к переходу на экран изменения расписания группы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0224">
          <table:table-cell table:style-name="Таблица1.A2" office:value-type="string">
            <text:p text:style-name="P48">4.5.1.</text:p>
          </table:table-cell>
          <table:table-cell table:style-name="Таблица1.A2" office:value-type="string">
            <text:p text:style-name="P49">Нажатие на кнопку синего цвета <text:span text:style-name="T60">с изображением шестерни.</text:span></text:p>
          </table:table-cell>
          <table:table-cell table:style-name="Таблица1.A2" office:value-type="string">
            <text:p text:style-name="P51">Должен открыться экран с настройками расписания группы и выбора режима уборки группы (Рис. 5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88">Расписание отдельного робота см. п.<text:span text:style-name="T62">5.</text:span><text:span text:style-name="T68">4</text:span><text:span text:style-name="T62">.</text:span><text:span text:style-name="T68">2</text:span></text:p>
          </table:table-cell>
        </table:table-row>
        <table:table-row table:style-name="TableLine1405839515120">
          <table:table-cell table:style-name="Таблица1.A2" office:value-type="string">
            <text:p text:style-name="P52">4.5.2.</text:p>
          </table:table-cell>
          <table:table-cell table:style-name="Таблица1.A2" office:value-type="string">
            <text:p text:style-name="P50">Нажатие на кнопку синего цвета <text:span text:style-name="T60">с текстом «</text:span><text:span text:style-name="T7">HOME</text:span><text:span text:style-name="T24">»</text:span><text:span text:style-name="T60">.</text:span></text:p>
          </table:table-cell>
          <table:table-cell table:style-name="Таблица1.A2" office:value-type="string">
            <text:p text:style-name="P51">Все роботы группы должны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1">На <text:span text:style-name="T1">UX/UI </text:span><text:span text:style-name="T13">заменить текст на символ домика.</text:span></text:p>
          </table:table-cell>
        </table:table-row>
        <table:table-row table:style-name="TableLine1405839515984">
          <table:table-cell table:style-name="Таблица1.A2" office:value-type="string">
            <text:p text:style-name="P52">4.5.3.</text:p>
          </table:table-cell>
          <table:table-cell table:style-name="Таблица1.A2" office:value-type="string">
            <text:p text:style-name="P50">Нажатие на кнопку синего цвета <text:span text:style-name="T60">с </text:span><text:span text:style-name="T24">изображением стрелок ручного управления </text:span><text:span text:style-name="T25">робота</text:span><text:span text:style-name="T24">.</text:span></text:p>
          </table:table-cell>
          <table:table-cell table:style-name="Таблица1.A2" office:value-type="string">
            <text:p text:style-name="P51">На данном экране не должна приводить ни к каким действ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3">На <text:span text:style-name="T1">UX/UI </text:span><text:span text:style-name="T13">для данного экрана сделать её затемнённой.</text:span></text:p>
          </table:table-cell>
        </table:table-row>
        <table:table-row table:style-name="TableLine1405839507344">
          <table:table-cell table:style-name="Таблица1.A2" office:value-type="string">
            <text:p text:style-name="P54">4.5.4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3">».</text:span></text:p>
          </table:table-cell>
          <table:table-cell table:style-name="Таблица1.A2" office:value-type="string">
            <text:p text:style-name="P55">Все роботы должны остановить работу (в том числе и не входящие в группу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5">Кнопка должна работать аналогично на всех экранах.</text:p>
          </table:table-cell>
        </table:table-row>
        <table:table-row table:style-name="TableLine1405839515408">
          <table:table-cell table:style-name="Таблица1.A2" office:value-type="string">
            <text:p text:style-name="P57">4.5.5.</text:p>
          </table:table-cell>
          <table:table-cell table:style-name="Таблица1.A2" office:value-type="string">
            <text:p text:style-name="P58">Нажатие серое поле любого робота в списке (за пределами <text:soft-page-break/>кнопки управления роботом). Выполнить для каждого робота.</text:p>
          </table:table-cell>
          <table:table-cell table:style-name="Таблица1.A2" office:value-type="string">
            <text:p text:style-name="P58">Должно открыть экран управления выбранным <text:soft-page-break/>роботом (Рис. 6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5696">
          <table:table-cell table:style-name="Таблица1.A2" office:value-type="string">
            <text:p text:style-name="P89"><text:span text:style-name="T61">5</text:span>.</text:p>
          </table:table-cell>
          <table:table-cell table:style-name="Таблица1.B2" table:number-columns-spanned="4" office:value-type="string">
            <text:p text:style-name="P90">&lt;<text:span text:style-name="T61">Имя робота</text:span><text:span text:style-name="T8">&gt;</text:span> (окно <text:span text:style-name="T61">управления отдельным роботом</text:span><text:span text:style-name="T1">)</text:span></text:p>
          </table:table-cell>
          <table:covered-table-cell/>
          <table:covered-table-cell/>
          <table:covered-table-cell/>
        </table:table-row>
        <table:table-row table:style-name="TableLine1405839508496">
          <table:table-cell table:style-name="Таблица1.A2" office:value-type="string">
            <text:p text:style-name="P59">5.1.1.</text:p>
          </table:table-cell>
          <table:table-cell table:style-name="Таблица1.A2" office:value-type="string">
            <text:p text:style-name="P60">Открытие окна см. п.4.5.5.</text:p>
          </table:table-cell>
          <table:table-cell table:style-name="Таблица1.A2" office:value-type="string">
            <text:p text:style-name="P61">Должно отображаться корректно:<text:line-break/>1.Имя робота.<text:line-break/>2.Индикация исправности робота (зелёный круг — исправен, красный круг — неисправен).<text:line-break/>3.Индикация требования провести обслуживание. Текст «<text:span text:style-name="T1">SERVICE</text:span><text:span text:style-name="T13">» красным цветом — требуется обслуживание, серым цветом — не требуется обслуживание.</text:span></text:p>
            <text:p text:style-name="P61"><text:span text:style-name="T26">4. Горизонтальные прогресс-бары индикации заряда батареи (зелёный), наполнения пылесборника (чёрный) и наполнения ёмкости моющей жидкостью (голубой).</text:span><text:span text:style-name="T13"><text:line-break/></text:span><text:span text:style-name="T26">5</text:span><text:span text:style-name="T13">.Индикация версии ПО <text:s/>робота. Красным цветом — требуется обновление ПО. <text:line-break/></text:span><text:span text:style-name="T26">6</text:span><text:span text:style-name="T13">. Группа кнопок «Управление работой». </text:span><text:span text:style-name="T26">Индикация должна быть аналогична группе кнопок «Управление группой» (Рис. 4).<text:line-break/>7. Индикация выбора режима уборки. Радиокнопки внутри групп должны исключать одновременный выбор режимов.<text:line-break/>8. Группа синих кнопок общего управления (описана для предыдущего экрана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0">ПО обновляется автоматически при подключении робота к приложению.</text:p>
          </table:table-cell>
        </table:table-row>
        <table:table-row table:style-name="TableLine1405839516560">
          <table:table-cell table:style-name="Таблица1.A2" office:value-type="string">
            <text:p text:style-name="P63">5.2.1.</text:p>
          </table:table-cell>
          <table:table-cell table:style-name="Таблица1.A2" office:value-type="string">
            <text:p text:style-name="P46">Нажатие кнопки «запуск» <text:s/>(зелёный треугольник на изображении кнопки) в блоке &lt;Управление <text:span text:style-name="T62">работой</text:span>&gt;.</text:p>
          </table:table-cell>
          <table:table-cell table:style-name="Таблица1.A2" office:value-type="string">
            <text:p text:style-name="P46">Выполняется запуск робот<text:span text:style-name="T63">а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2240">
          <table:table-cell table:style-name="Таблица1.A2" office:value-type="string">
            <text:p text:style-name="P63">5.2.2.</text:p>
          </table:table-cell>
          <table:table-cell table:style-name="Таблица1.A2" office:value-type="string">
            <text:p text:style-name="P47">Нажатие кнопки «остановка» (красный квадрат на изображении кнопки) в блоке &lt;Управление <text:span text:style-name="T62">работой</text:span>&gt;.</text:p>
          </table:table-cell>
          <table:table-cell table:style-name="Таблица1.A2" office:value-type="string">
            <text:p text:style-name="P46">Выполняется остановка <text:span text:style-name="T63">робота</text:span>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7632">
          <table:table-cell table:style-name="Таблица1.A2" office:value-type="string">
            <text:p text:style-name="P63">5.2.3.</text:p>
          </table:table-cell>
          <table:table-cell table:style-name="Таблица1.A2" office:value-type="string">
            <text:p text:style-name="P47">Нажатие кнопки «пауза» (две вертикальные красные полоски на изображении кнопки) в блоке &lt;Управление <text:span text:style-name="T62">работой</text:span>&gt;.</text:p>
          </table:table-cell>
          <table:table-cell table:style-name="Таблица1.A2" office:value-type="string">
            <text:p text:style-name="P46">Выполняется <text:span text:style-name="T63">при</text:span>остановка <text:span text:style-name="T63">робота</text:span>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>Робот невозможно <text:span text:style-name="T65">пере</text:span>ключить <text:span text:style-name="T65">на ручное управление</text:span> в режиме «Пауза»</text:p>
          </table:table-cell>
        </table:table-row>
        <table:table-row table:style-name="TableLine1405839509936">
          <table:table-cell table:style-name="Таблица1.A2" office:value-type="string">
            <text:p text:style-name="P71">5.<text:span text:style-name="T67">3</text:span>.<text:span text:style-name="T67">1</text:span>.</text:p>
          </table:table-cell>
          <table:table-cell table:style-name="Таблица1.A2" office:value-type="string">
            <text:p text:style-name="P72">Нажатие на радиокнопку «Ежедневная» при активной кнопке «Генеральная»</text:p>
          </table:table-cell>
          <table:table-cell table:style-name="Таблица1.A2" office:value-type="string">
            <text:p text:style-name="P73">Кнопка «Ежедневная» должна стать активной, а кнопка «Генеральная» должна стать неактивной. <text:span text:style-name="T67">Должно </text:span><text:soft-page-break/><text:span text:style-name="T67">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07056">
          <table:table-cell table:style-name="Таблица1.A2" office:value-type="string">
            <text:p text:style-name="P71">5.<text:span text:style-name="T67">3</text:span>.<text:span text:style-name="T67">2</text:span>.</text:p>
          </table:table-cell>
          <table:table-cell table:style-name="Таблица1.A2" office:value-type="string">
            <text:p text:style-name="P72">Нажатие на радиокнопку «Ежедневная» при неактивной кнопке «Генераль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07920">
          <table:table-cell table:style-name="Таблица1.A2" office:value-type="string">
            <text:p text:style-name="P71">5.<text:span text:style-name="T67">3</text:span>.<text:span text:style-name="T67">3</text:span>.</text:p>
          </table:table-cell>
          <table:table-cell table:style-name="Таблица1.A2" office:value-type="string">
            <text:p text:style-name="P72">Нажатие на радиокнопку «Генеральная» при активной кнопке «Ежедневная»</text:p>
          </table:table-cell>
          <table:table-cell table:style-name="Таблица1.A2" office:value-type="string">
            <text:p text:style-name="P73">Кнопка «Генеральная» должна стать активной, а кнопка «Ежедневная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0512">
          <table:table-cell table:style-name="Таблица1.A2" office:value-type="string">
            <text:p text:style-name="P74">5.3.4.</text:p>
          </table:table-cell>
          <table:table-cell table:style-name="Таблица1.A2" office:value-type="string">
            <text:p text:style-name="P72">Нажатие на радиокнопку «Генеральная» при неактивной кнопке «Ежеднев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2528">
          <table:table-cell table:style-name="Таблица1.A2" office:value-type="string">
            <text:p text:style-name="P74">5.3.5.</text:p>
          </table:table-cell>
          <table:table-cell table:style-name="Таблица1.A2" office:value-type="string">
            <text:p text:style-name="P72">Нажатие на радиокнопку «<text:span text:style-name="T67">Сухая</text:span>» при активной кнопке «<text:span text:style-name="T67">Влажная</text:span>»</text:p>
          </table:table-cell>
          <table:table-cell table:style-name="Таблица1.A2" office:value-type="string">
            <text:p text:style-name="P73">Кнопка «<text:span text:style-name="T67">Сухая</text:span>» должна стать активной, а кнопка «<text:span text:style-name="T67">Влажн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3680">
          <table:table-cell table:style-name="Таблица1.A2" office:value-type="string">
            <text:p text:style-name="P74">5.3.6.</text:p>
          </table:table-cell>
          <table:table-cell table:style-name="Таблица1.A2" office:value-type="string">
            <text:p text:style-name="P73">Нажатие на радиокнопку «<text:span text:style-name="T67">Сухая</text:span>» при <text:span text:style-name="T67">не</text:span>активной кнопке «<text:span text:style-name="T67">Влажн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3968">
          <table:table-cell table:style-name="Таблица1.A2" office:value-type="string">
            <text:p text:style-name="P74">5.3.7.</text:p>
          </table:table-cell>
          <table:table-cell table:style-name="Таблица1.A2" office:value-type="string">
            <text:p text:style-name="P72">Нажатие на радиокнопку «<text:span text:style-name="T67">Влажная</text:span>» при активной кнопке «<text:span text:style-name="T67">Сухая</text:span>»</text:p>
          </table:table-cell>
          <table:table-cell table:style-name="Таблица1.A2" office:value-type="string">
            <text:p text:style-name="P73">Кнопка «<text:span text:style-name="T67">Влажная</text:span>» должна стать активной, а кнопка «<text:span text:style-name="T67">сух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8288">
          <table:table-cell table:style-name="Таблица1.A2" office:value-type="string">
            <text:p text:style-name="P74">5.3.8.</text:p>
          </table:table-cell>
          <table:table-cell table:style-name="Таблица1.A2" office:value-type="string">
            <text:p text:style-name="P73">Нажатие на радиокнопку «<text:span text:style-name="T67">Влажная</text:span>» при неактивной кнопке «<text:span text:style-name="T67">Сух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1405839514544">
          <table:table-cell table:style-name="Таблица1.A2" office:value-type="string">
            <text:p text:style-name="P67">5.<text:span text:style-name="T68">4</text:span>.<text:span text:style-name="T68">1</text:span>.</text:p>
          </table:table-cell>
          <table:table-cell table:style-name="Таблица1.A2" office:value-type="string">
            <text:p text:style-name="P68">Нажатие на синюю кнопку «Ручное управление» при нажатой кнопке «Пауза».</text:p>
          </table:table-cell>
          <table:table-cell table:style-name="Таблица1.A2" office:value-type="string">
            <text:p text:style-name="P68">Робот не должен сбрасывать программу и переходить на ручное управлени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75">См. примечание к п. 5.2.3.</text:p>
          </table:table-cell>
        </table:table-row>
        <table:table-row table:style-name="TableLine1405839512816">
          <table:table-cell table:style-name="Таблица1.A2" office:value-type="string">
            <text:p text:style-name="P63">5.<text:span text:style-name="T68">4</text:span>.<text:span text:style-name="T68">2</text:span>.</text:p>
          </table:table-cell>
          <table:table-cell table:style-name="Таблица1.A2" office:value-type="string">
            <text:p text:style-name="P49">Нажатие на кнопку синего цвета <text:span text:style-name="T60">с изображением </text:span><text:span text:style-name="T69">шестерни.</text:span></text:p>
          </table:table-cell>
          <table:table-cell table:style-name="Таблица1.A2" office:value-type="string">
            <text:p text:style-name="P68">Должно привести к выводу экрана «Расписание &lt;Имя робота&gt;» (Рис. 7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3104">
          <table:table-cell table:style-name="Таблица1.A2" office:value-type="string">
            <text:p text:style-name="P63">5.2.<text:span text:style-name="T64">6</text:span>.</text:p>
          </table:table-cell>
          <table:table-cell table:style-name="Таблица1.A2" office:value-type="string">
            <text:p text:style-name="P50">Нажатие на кнопку синего цвета <text:span text:style-name="T60">с текстом «</text:span><text:span text:style-name="T7">HOME</text:span><text:span text:style-name="T24">»</text:span><text:span text:style-name="T60">.</text:span></text:p>
          </table:table-cell>
          <table:table-cell table:style-name="Таблица1.A2" office:value-type="string">
            <text:p text:style-name="P68">Робот должен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6480">
          <table:table-cell table:style-name="Таблица1.A2" office:value-type="string">
            <text:p text:style-name="P63">5.2.<text:span text:style-name="T64">7</text:span>.</text:p>
          </table:table-cell>
          <table:table-cell table:style-name="Таблица1.A2" office:value-type="string">
            <text:p text:style-name="P50">Нажатие на кнопку синего цвета <text:span text:style-name="T60">с </text:span><text:span text:style-name="T24">изображением стрелок ручного управления </text:span><text:span text:style-name="T25">робота</text:span><text:span text:style-name="T24">.</text:span></text:p>
          </table:table-cell>
          <table:table-cell table:style-name="Таблица1.A2" office:value-type="string">
            <text:p text:style-name="P68">Должно привести к отображению экрана «&lt;Имя робота&gt; Ручное управление»<text:line-break/>(Рис. 8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3392">
          <table:table-cell table:style-name="Таблица1.A2" office:value-type="string">
            <text:p text:style-name="P63">5.2.<text:span text:style-name="T64">8</text:span>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3">».</text:span></text:p>
          </table:table-cell>
          <table:table-cell table:style-name="Таблица1.A2" office:value-type="string">
            <text:p text:style-name="P56">Все роботы, <text:span text:style-name="T66">а не только выбранный,</text:span> должны остановить работу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8576">
          <table:table-cell table:style-name="Таблица1.A2" office:value-type="string">
            <text:p text:style-name="P89"><text:span text:style-name="T70">6</text:span>.</text:p>
          </table:table-cell>
          <table:table-cell table:style-name="Таблица1.B2" table:number-columns-spanned="4" office:value-type="string">
            <text:p text:style-name="P90">&lt;<text:span text:style-name="T61">Имя робота</text:span><text:span text:style-name="T8">&gt;</text:span> <text:span text:style-name="T27">Ручное управление</text:span></text:p>
          </table:table-cell>
          <table:covered-table-cell/>
          <table:covered-table-cell/>
          <table:covered-table-cell/>
        </table:table-row>
        <table:table-row table:style-name="TableLine1405839519440">
          <table:table-cell table:style-name="Таблица1.A2" office:value-type="string">
            <text:p text:style-name="P76">6.1.1.</text:p>
          </table:table-cell>
          <table:table-cell table:style-name="Таблица1.A2" office:value-type="string">
            <text:p text:style-name="P62">Открытие окна см. п.<text:span text:style-name="T71">5</text:span>.<text:span text:style-name="T71">2</text:span>.<text:span text:style-name="T71">7</text:span>.</text:p>
          </table:table-cell>
          <table:table-cell table:style-name="Таблица1.A2" office:value-type="string">
            <text:p text:style-name="P77">Должно отображаться корректно:<text:line-break/>1. Имя робота.<text:line-break/>2. Стрелки и кнопка пульта ручного управления (При выполнении роботом работы <text:soft-page-break/>кнопка пульта должна содержать красный квадрат, при неактивном роботе кнопка пульта должна содержать зелёный треугольник.<text:line-break/>3. Радиокнопки выбора режима уборки «Сухая» и «Влажная».<text:line-break/>4. Кнопка «На базу». <text:line-break/>5. Чек-боксы выбора <text:span text:style-name="T72">голосового помощника «Алиса» и «Маруся».<text:line-break/>6. </text:span><text:span text:style-name="T26">Группа синих кнопок общего управления (описана для предыдущего экрана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4832">
          <table:table-cell table:style-name="Таблица1.A2" office:value-type="string">
            <text:p text:style-name="P78">6.1.2.</text:p>
          </table:table-cell>
          <table:table-cell table:style-name="Таблица1.A2" office:value-type="string">
            <text:p text:style-name="P79">Нажатие на кнопку пульта управления при неактивном роботе (При изображении красного квадрата на ней).</text:p>
          </table:table-cell>
          <table:table-cell table:style-name="Таблица1.A2" office:value-type="string">
            <text:p text:style-name="P79">Должна активировать ручное управление робот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7136">
          <table:table-cell table:style-name="Таблица1.A2" office:value-type="string">
            <text:p text:style-name="P78">6.1.3.</text:p>
          </table:table-cell>
          <table:table-cell table:style-name="Таблица1.A2" office:value-type="string">
            <text:p text:style-name="P79">Нажатие на кнопку пульта управления при активном роботе (При изображении зелёной стрелки на ней).</text:p>
          </table:table-cell>
          <table:table-cell table:style-name="Таблица1.A2" office:value-type="string">
            <text:p text:style-name="P79">Должно отключиться ручное управление. Работа робота должна быть остановлен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6768">
          <table:table-cell table:style-name="Таблица1.A2" office:value-type="string">
            <text:p text:style-name="P78">6.1.4.</text:p>
          </table:table-cell>
          <table:table-cell table:style-name="Таблица1.A2" office:value-type="string">
            <text:p text:style-name="P79">Стрелки ручного управления при активированном ручном управлении.</text:p>
          </table:table-cell>
          <table:table-cell table:style-name="Таблица1.A2" office:value-type="string">
            <text:p text:style-name="P79">При нажатии на стрелку, робот должен выбирать соответствующее направлени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79">Не хватает кнопок поворота по часовой и против часовой стрелок.</text:p>
          </table:table-cell>
        </table:table-row>
        <table:table-row table:style-name="TableLine1405839517712">
          <table:table-cell table:style-name="Таблица1.A2" office:value-type="string">
            <text:p text:style-name="P80">6.1.5.</text:p>
          </table:table-cell>
          <table:table-cell table:style-name="Таблица1.A2" office:value-type="string">
            <text:p text:style-name="P79">Стрелки ручного управления при <text:span text:style-name="T73">не</text:span>активированном ручном управлении.</text:p>
          </table:table-cell>
          <table:table-cell table:style-name="Таблица1.A2" office:value-type="string">
            <text:p text:style-name="P81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8864">
          <table:table-cell table:style-name="Таблица1.A2" office:value-type="string">
            <text:p text:style-name="P80">6.2.1.</text:p>
          </table:table-cell>
          <table:table-cell table:style-name="Таблица1.A2" office:value-type="string">
            <text:p text:style-name="P81">Нажатие на кнопку «Сухая» при нажатой кнопке «Влажная».</text:p>
          </table:table-cell>
          <table:table-cell table:style-name="Таблица1.A2" office:value-type="string">
            <text:p text:style-name="P81">Должно привести к переключению режима уборки на «Сухая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8000">
          <table:table-cell table:style-name="Таблица1.A2" office:value-type="string">
            <text:p text:style-name="P80">6.2.2.</text:p>
          </table:table-cell>
          <table:table-cell table:style-name="Таблица1.A2" office:value-type="string">
            <text:p text:style-name="P81">Нажатие на кнопку «Сухая» при нажатой кнопке «Сухая».</text:p>
          </table:table-cell>
          <table:table-cell table:style-name="Таблица1.A2" office:value-type="string">
            <text:p text:style-name="P81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9152">
          <table:table-cell table:style-name="Таблица1.A2" office:value-type="string">
            <text:p text:style-name="P80">6.2.3.</text:p>
          </table:table-cell>
          <table:table-cell table:style-name="Таблица1.A2" office:value-type="string">
            <text:p text:style-name="P81">Нажатие на кнопку «Влажная» при нажатой кнопке «Сухая».</text:p>
          </table:table-cell>
          <table:table-cell table:style-name="Таблица1.A2" office:value-type="string">
            <text:p text:style-name="P81">Должно привести к переключению режима уборки на «Влажная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9728">
          <table:table-cell table:style-name="Таблица1.A2" office:value-type="string">
            <text:p text:style-name="P80">6.2.4.</text:p>
          </table:table-cell>
          <table:table-cell table:style-name="Таблица1.A2" office:value-type="string">
            <text:p text:style-name="P81">Нажатие на кнопку «Влажная» при нажатой кнопке «Влажная».</text:p>
          </table:table-cell>
          <table:table-cell table:style-name="Таблица1.A2" office:value-type="string">
            <text:p text:style-name="P81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20016">
          <table:table-cell table:style-name="Таблица1.A2" office:value-type="string">
            <text:p text:style-name="P82">6.4.1.</text:p>
          </table:table-cell>
          <table:table-cell table:style-name="Таблица1.A2" office:value-type="string">
            <text:p text:style-name="P83">Нажатие на кнопку &lt;На базу&gt;.</text:p>
          </table:table-cell>
          <table:table-cell table:style-name="Таблица1.A2" office:value-type="string">
            <text:p text:style-name="P83">Должно привести к отправке робота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83">Кнопка дублирует синюю кнопку «<text:span text:style-name="T1">HOME</text:span>»</text:p>
          </table:table-cell>
        </table:table-row>
        <table:table-row table:style-name="TableLine1405839506192">
          <table:table-cell table:style-name="Таблица1.A2" office:value-type="string">
            <text:p text:style-name="P84">6.5.1.</text:p>
          </table:table-cell>
          <table:table-cell table:style-name="Таблица1.A2" office:value-type="string">
            <text:p text:style-name="P85">Выбор чек-бокса «Алиса».</text:p>
          </table:table-cell>
          <table:table-cell table:style-name="Таблица1.A2" office:value-type="string">
            <text:p text:style-name="P85">Должен подключиться голосовой помощник «А<text:span text:style-name="T13">лиса». Чек-бокс должен быть в состоянии «выбран»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952">
          <table:table-cell table:style-name="Таблица1.A2" office:value-type="string">
            <text:p text:style-name="P84">6.5.2.</text:p>
          </table:table-cell>
          <table:table-cell table:style-name="Таблица1.A2" office:value-type="string">
            <text:p text:style-name="P85">Повторное нажатие на чек-бокс «Алиса».</text:p>
          </table:table-cell>
          <table:table-cell table:style-name="Таблица1.A2" office:value-type="string">
            <text:p text:style-name="P85">Голосовой помощник «Алиса» должен отключиться. Чек-бокс должен быть в состоянии <text:soft-page-break/>«не выбран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8208">
          <table:table-cell table:style-name="Таблица1.A2" office:value-type="string">
            <text:p text:style-name="P84">6.5.3.</text:p>
          </table:table-cell>
          <table:table-cell table:style-name="Таблица1.A2" office:value-type="string">
            <text:p text:style-name="P85">Выбор чек-бокса «Маруся».</text:p>
          </table:table-cell>
          <table:table-cell table:style-name="Таблица1.A2" office:value-type="string">
            <text:p text:style-name="P85">Должен подключиться голосовой помощник «<text:span text:style-name="T1">Маруся</text:span><text:span text:style-name="T13">». Чек-бокс должен перейти в состояние «выбран»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8784">
          <table:table-cell table:style-name="Таблица1.A2" office:value-type="string">
            <text:p text:style-name="P84">6.5.4.</text:p>
          </table:table-cell>
          <table:table-cell table:style-name="Таблица1.A2" office:value-type="string">
            <text:p text:style-name="P85">Повторное нажатие на чек-бокс «Маруся».</text:p>
          </table:table-cell>
          <table:table-cell table:style-name="Таблица1.A2" office:value-type="string">
            <text:p text:style-name="P85">Голосовой помощник «Маруся» должен отключиться. Чек-бокс должен перейти в состояние «не выбран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9072">
          <table:table-cell table:style-name="Таблица1.A2" office:value-type="string">
            <text:p text:style-name="P84">6.6.1.</text:p>
          </table:table-cell>
          <table:table-cell table:style-name="Таблица1.A2" office:value-type="string">
            <text:p text:style-name="P49">Нажатие на кнопку синего цвета <text:span text:style-name="T60">с изображением </text:span><text:span text:style-name="T69">шестерни.</text:span></text:p>
          </table:table-cell>
          <table:table-cell table:style-name="Таблица1.A2" office:value-type="string">
            <text:p text:style-name="P68">Должно привести к выводу экрана «Расписание &lt;Имя робота&gt;» (Рис. 7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9360">
          <table:table-cell table:style-name="Таблица1.A2" office:value-type="string">
            <text:p text:style-name="P84">6.6.2.</text:p>
          </table:table-cell>
          <table:table-cell table:style-name="Таблица1.A2" office:value-type="string">
            <text:p text:style-name="P50">Нажатие на кнопку синего цвета <text:span text:style-name="T60">с текстом «</text:span><text:span text:style-name="T7">HOME</text:span><text:span text:style-name="T24">»</text:span><text:span text:style-name="T60">.</text:span></text:p>
          </table:table-cell>
          <table:table-cell table:style-name="Таблица1.A2" office:value-type="string">
            <text:p text:style-name="P68">Робот должен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09648">
          <table:table-cell table:style-name="Таблица1.A2" office:value-type="string">
            <text:p text:style-name="P84">6.6.3.</text:p>
          </table:table-cell>
          <table:table-cell table:style-name="Таблица1.A2" office:value-type="string">
            <text:p text:style-name="P50">Нажатие на кнопку синего цвета <text:span text:style-name="T60">с </text:span><text:span text:style-name="T24">изображением стрелок ручного управления </text:span><text:span text:style-name="T25">робота</text:span><text:span text:style-name="T24">.</text:span></text:p>
          </table:table-cell>
          <table:table-cell table:style-name="Таблица1.A2" office:value-type="string">
            <text:p text:style-name="P85">Не должно приводить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0800">
          <table:table-cell table:style-name="Таблица1.A2" office:value-type="string">
            <text:p text:style-name="P86">6.6.4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3">».</text:span></text:p>
          </table:table-cell>
          <table:table-cell table:style-name="Таблица1.A2" office:value-type="string">
            <text:p text:style-name="P56">Все роботы, <text:span text:style-name="T66">а не только выбранный,</text:span> должны остановить работу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89"><text:span text:style-name="T9">7</text:span>.</text:p>
          </table:table-cell>
          <table:table-cell table:style-name="Таблица1.B2" table:number-columns-spanned="4" office:value-type="string">
            <text:p text:style-name="P108">Расписание группы</text:p>
          </table:table-cell>
          <table:covered-table-cell/>
          <table:covered-table-cell/>
          <table:covered-table-cell/>
        </table:table-row>
        <table:table-row table:style-name="TableLine1405839511088">
          <table:table-cell table:style-name="Таблица1.A2" office:value-type="string">
            <text:p text:style-name="P98">7.1.1.</text:p>
          </table:table-cell>
          <table:table-cell table:style-name="Таблица1.A2" office:value-type="string">
            <text:p text:style-name="P99">Открытие окна см. п.<text:span text:style-name="T74">4</text:span>.<text:span text:style-name="T74">5</text:span>.<text:span text:style-name="T74">1</text:span>. <text:span text:style-name="T75">(Рис.5).</text:span></text:p>
          </table:table-cell>
          <table:table-cell table:style-name="Таблица1.A2" office:value-type="string">
            <text:p text:style-name="P100">Должно корректно отображаться:<text:line-break/>1. Заголовок «Расписание группы».<text:line-break/>2.Блок выбора года (с возможностью переключения на предыдущий или следующий год, а также выбора года из выпадающего меню).<text:line-break/>3. Блок выбора месяца (с возможностью переключения на предыдущий или следующий месяц, а также выбора месяца из выпадающего меню).<text:line-break/>4. Поля ввода даты и времени.<text:line-break/>5. Блок радиокнопок выбора типа уборки («Ежедневная» и «Генеральная».<text:line-break/>6. Блок радиокнопок выбора режима уборки («Сухая» и «Влажная»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1.2.</text:p>
          </table:table-cell>
          <table:table-cell table:style-name="Таблица1.A2" office:value-type="string">
            <text:p text:style-name="P102">Блок выбора года.</text:p>
          </table:table-cell>
          <table:table-cell table:style-name="Таблица1.A2" office:value-type="string">
            <text:p text:style-name="P102">Должны работать два режима выбора года: «карусель» и «выпадающее меню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1.3.</text:p>
          </table:table-cell>
          <table:table-cell table:style-name="Таблица1.A2" office:value-type="string">
            <text:p text:style-name="P102">Блок выбора месяца</text:p>
          </table:table-cell>
          <table:table-cell table:style-name="Таблица1.A2" office:value-type="string">
            <text:p text:style-name="P102">Должны работать два режима выбора года: «карусель» и «выпадающее меню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2.1.</text:p>
          </table:table-cell>
          <table:table-cell table:style-name="Таблица1.A2" office:value-type="string">
            <text:p text:style-name="P102">Нажатие на блок выбора даты. </text:p>
          </table:table-cell>
          <table:table-cell table:style-name="Таблица1.A2" office:value-type="string">
            <text:p text:style-name="P102">Должно вызывать календарь месяца с возможностью выбора даты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ext:soft-page-break/>
        <table:table-row table:style-name="TableLine1405839511088">
          <table:table-cell table:style-name="Таблица1.A2" office:value-type="string">
            <text:p text:style-name="P101">7.2.2.</text:p>
          </table:table-cell>
          <table:table-cell table:style-name="Таблица1.A2" office:value-type="string">
            <text:p text:style-name="P102">Нажатие на блок выбора времени начала работы. </text:p>
          </table:table-cell>
          <table:table-cell table:style-name="Таблица1.A2" office:value-type="string">
            <text:p text:style-name="P102">Должно вызывать меню выбора времени от 00:00 до 23:30 с периодичностью 0:30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1.</text:p>
          </table:table-cell>
          <table:table-cell table:style-name="Таблица1.A2" office:value-type="string">
            <text:p text:style-name="P72">Нажатие на радиокнопку «Ежедневная» при активной кнопке «Генеральная»</text:p>
          </table:table-cell>
          <table:table-cell table:style-name="Таблица1.A2" office:value-type="string">
            <text:p text:style-name="P73">Кнопка «Ежедневная» должна стать активной, а кнопка «Генеральная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2.</text:p>
          </table:table-cell>
          <table:table-cell table:style-name="Таблица1.A2" office:value-type="string">
            <text:p text:style-name="P72">Нажатие на радиокнопку «Ежедневная» при неактивной кнопке «Генераль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3.</text:p>
          </table:table-cell>
          <table:table-cell table:style-name="Таблица1.A2" office:value-type="string">
            <text:p text:style-name="P72">Нажатие на радиокнопку «Генеральная» при активной кнопке «Ежедневная»</text:p>
          </table:table-cell>
          <table:table-cell table:style-name="Таблица1.A2" office:value-type="string">
            <text:p text:style-name="P73">Кнопка «Генеральная» должна стать активной, а кнопка «Ежедневная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4.</text:p>
          </table:table-cell>
          <table:table-cell table:style-name="Таблица1.A2" office:value-type="string">
            <text:p text:style-name="P72">Нажатие на радиокнопку «Генеральная» при неактивной кнопке «Ежеднев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5.</text:p>
          </table:table-cell>
          <table:table-cell table:style-name="Таблица1.A2" office:value-type="string">
            <text:p text:style-name="P72">Нажатие на радиокнопку «<text:span text:style-name="T67">Сухая</text:span>» при активной кнопке «<text:span text:style-name="T67">Влажная</text:span>»</text:p>
          </table:table-cell>
          <table:table-cell table:style-name="Таблица1.A2" office:value-type="string">
            <text:p text:style-name="P73">Кнопка «<text:span text:style-name="T67">Сухая</text:span>» должна стать активной, а кнопка «<text:span text:style-name="T67">Влажн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6.</text:p>
          </table:table-cell>
          <table:table-cell table:style-name="Таблица1.A2" office:value-type="string">
            <text:p text:style-name="P73">Нажатие на радиокнопку «<text:span text:style-name="T67">Сухая</text:span>» при <text:span text:style-name="T67">не</text:span>активной кнопке «<text:span text:style-name="T67">Влажн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7.</text:p>
          </table:table-cell>
          <table:table-cell table:style-name="Таблица1.A2" office:value-type="string">
            <text:p text:style-name="P72">Нажатие на радиокнопку «<text:span text:style-name="T67">Влажная</text:span>» при активной кнопке «<text:span text:style-name="T67">Сухая</text:span>»</text:p>
          </table:table-cell>
          <table:table-cell table:style-name="Таблица1.A2" office:value-type="string">
            <text:p text:style-name="P73">Кнопка «<text:span text:style-name="T67">Влажная</text:span>» должна стать активной, а кнопка «<text:span text:style-name="T67">сух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7.3.8.</text:p>
          </table:table-cell>
          <table:table-cell table:style-name="Таблица1.A2" office:value-type="string">
            <text:p text:style-name="P73">Нажатие на радиокнопку «<text:span text:style-name="T67">Влажная</text:span>» при неактивной кнопке «<text:span text:style-name="T67">Сух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5">7.4.1.</text:p>
          </table:table-cell>
          <table:table-cell table:style-name="Таблица1.A2" office:value-type="string">
            <text:p text:style-name="P106">Нажатие кнопки «Подтвердить»</text:p>
          </table:table-cell>
          <table:table-cell table:style-name="Таблица1.A2" office:value-type="string">
            <text:p text:style-name="P106">Расписание должно быть сохранено. Кнопка «Подтвердить» должна стать неактивной (серого цвета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06">При любом изменении в расписании кнопка должна вернуться в начальное состояние.<text:line-break/>Следует ли расписать каждое изменение?</text:p>
          </table:table-cell>
        </table:table-row>
        <table:table-row table:style-name="TableLine1405839511088">
          <table:table-cell table:style-name="Таблица1.A2" office:value-type="string">
            <text:p text:style-name="P105">7.4.2.</text:p>
          </table:table-cell>
          <table:table-cell table:style-name="Таблица1.A2" office:value-type="string">
            <text:p text:style-name="P106">Выход и повторный вход в приложение с открытием окна «Расписание группы»</text:p>
          </table:table-cell>
          <table:table-cell table:style-name="Таблица1.A2" office:value-type="string">
            <text:p text:style-name="P106">Год, месяц, дата, и время не должны измениться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70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89"/>
          </table:table-cell>
          <table:table-cell table:style-name="Таблица1.B2" table:number-columns-spanned="4" office:value-type="string">
            <text:p text:style-name="P108"/>
          </table:table-cell>
          <table:covered-table-cell/>
          <table:covered-table-cell/>
          <table:covered-table-cell/>
        </table:table-row>
        <text:soft-page-break/>
        <table:table-row table:style-name="TableLine1405839511088">
          <table:table-cell table:style-name="Таблица1.A2" office:value-type="string">
            <text:p text:style-name="P89"><text:span text:style-name="T28">8</text:span>.</text:p>
          </table:table-cell>
          <table:table-cell table:style-name="Таблица1.B2" table:number-columns-spanned="4" office:value-type="string">
            <text:p text:style-name="P108">Расписание &lt;<text:span text:style-name="T75">Имя робота</text:span>&gt;</text:p>
          </table:table-cell>
          <table:covered-table-cell/>
          <table:covered-table-cell/>
          <table:covered-table-cell/>
        </table:table-row>
        <table:table-row table:style-name="TableLine1405839511088">
          <table:table-cell table:style-name="Таблица1.A2" office:value-type="string">
            <text:p text:style-name="P98"><text:span text:style-name="T75">8</text:span>.1.1.</text:p>
          </table:table-cell>
          <table:table-cell table:style-name="Таблица1.A2" office:value-type="string">
            <text:p text:style-name="P99">Открытие окна см. п.<text:span text:style-name="T76">5</text:span>.<text:span text:style-name="T76">4</text:span>.<text:span text:style-name="T76">2</text:span>. <text:span text:style-name="T75">(Рис.</text:span><text:span text:style-name="T76">7</text:span><text:span text:style-name="T75">).</text:span></text:p>
          </table:table-cell>
          <table:table-cell table:style-name="Таблица1.A2" office:value-type="string">
            <text:p text:style-name="P100">Должно корректно отображаться:<text:line-break/>1. Заголовок «Расписание группы».<text:line-break/>2.Блок выбора года (с возможностью переключения на предыдущий или следующий год, а также выбора года из выпадающего меню).<text:line-break/>3. Блок выбора месяца (с возможностью переключения на предыдущий или следующий месяц, а также выбора месяца из выпадающего меню).<text:line-break/>4. Поля ввода даты и времени.<text:line-break/>5. Блок радиокнопок выбора типа уборки («Ежедневная» и «Генеральная».<text:line-break/>6. Блок радиокнопок выбора режима уборки («Сухая» и «Влажная»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1.2.</text:p>
          </table:table-cell>
          <table:table-cell table:style-name="Таблица1.A2" office:value-type="string">
            <text:p text:style-name="P102">Блок выбора года.</text:p>
          </table:table-cell>
          <table:table-cell table:style-name="Таблица1.A2" office:value-type="string">
            <text:p text:style-name="P102">Должны работать два режима выбора года: «карусель» и «выпадающее меню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1.3.</text:p>
          </table:table-cell>
          <table:table-cell table:style-name="Таблица1.A2" office:value-type="string">
            <text:p text:style-name="P102">Блок выбора месяца</text:p>
          </table:table-cell>
          <table:table-cell table:style-name="Таблица1.A2" office:value-type="string">
            <text:p text:style-name="P102">Должны работать два режима выбора года: «карусель» и «выпадающее меню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2.1.</text:p>
          </table:table-cell>
          <table:table-cell table:style-name="Таблица1.A2" office:value-type="string">
            <text:p text:style-name="P102">Нажатие на блок выбора даты. </text:p>
          </table:table-cell>
          <table:table-cell table:style-name="Таблица1.A2" office:value-type="string">
            <text:p text:style-name="P102">Должно вызывать календарь месяца с возможностью выбора даты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2.2.</text:p>
          </table:table-cell>
          <table:table-cell table:style-name="Таблица1.A2" office:value-type="string">
            <text:p text:style-name="P102">Нажатие на блок выбора времени начала работы. </text:p>
          </table:table-cell>
          <table:table-cell table:style-name="Таблица1.A2" office:value-type="string">
            <text:p text:style-name="P102">Должно вызывать меню выбора времени от 00:00 до 23:30 с периодичностью 0:30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1.</text:p>
          </table:table-cell>
          <table:table-cell table:style-name="Таблица1.A2" office:value-type="string">
            <text:p text:style-name="P72">Нажатие на радиокнопку «Ежедневная» при активной кнопке «Генеральная»</text:p>
          </table:table-cell>
          <table:table-cell table:style-name="Таблица1.A2" office:value-type="string">
            <text:p text:style-name="P73">Кнопка «Ежедневная» должна стать активной, а кнопка «Генеральная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2.</text:p>
          </table:table-cell>
          <table:table-cell table:style-name="Таблица1.A2" office:value-type="string">
            <text:p text:style-name="P72">Нажатие на радиокнопку «Ежедневная» при неактивной кнопке «Генераль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3.</text:p>
          </table:table-cell>
          <table:table-cell table:style-name="Таблица1.A2" office:value-type="string">
            <text:p text:style-name="P72">Нажатие на радиокнопку «Генеральная» при активной кнопке «Ежедневная»</text:p>
          </table:table-cell>
          <table:table-cell table:style-name="Таблица1.A2" office:value-type="string">
            <text:p text:style-name="P73">Кнопка «Генеральная» должна стать активной, а кнопка «Ежедневная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4.</text:p>
          </table:table-cell>
          <table:table-cell table:style-name="Таблица1.A2" office:value-type="string">
            <text:p text:style-name="P72">Нажатие на радиокнопку «Генеральная» при неактивной кнопке «Ежедневная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5.</text:p>
          </table:table-cell>
          <table:table-cell table:style-name="Таблица1.A2" office:value-type="string">
            <text:p text:style-name="P72">Нажатие на радиокнопку <text:soft-page-break/>«<text:span text:style-name="T67">Сухая</text:span>» при активной кнопке «<text:span text:style-name="T67">Влажная</text:span>»</text:p>
          </table:table-cell>
          <table:table-cell table:style-name="Таблица1.A2" office:value-type="string">
            <text:p text:style-name="P73">Кнопка «<text:span text:style-name="T67">Сухая</text:span>» должна стать <text:soft-page-break/>активной, а кнопка «<text:span text:style-name="T67">Влажн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6.</text:p>
          </table:table-cell>
          <table:table-cell table:style-name="Таблица1.A2" office:value-type="string">
            <text:p text:style-name="P73">Нажатие на радиокнопку «<text:span text:style-name="T67">Сухая</text:span>» при <text:span text:style-name="T67">не</text:span>активной кнопке «<text:span text:style-name="T67">Влажн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7.</text:p>
          </table:table-cell>
          <table:table-cell table:style-name="Таблица1.A2" office:value-type="string">
            <text:p text:style-name="P72">Нажатие на радиокнопку «<text:span text:style-name="T67">Влажная</text:span>» при активной кнопке «<text:span text:style-name="T67">Сухая</text:span>»</text:p>
          </table:table-cell>
          <table:table-cell table:style-name="Таблица1.A2" office:value-type="string">
            <text:p text:style-name="P73">Кнопка «<text:span text:style-name="T67">Влажная</text:span>» должна стать активной, а кнопка «<text:span text:style-name="T67">сухая</text:span>» должна стать неактивной. <text:span text:style-name="T67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1"><text:span text:style-name="T77">8</text:span>.3.8.</text:p>
          </table:table-cell>
          <table:table-cell table:style-name="Таблица1.A2" office:value-type="string">
            <text:p text:style-name="P73">Нажатие на радиокнопку «<text:span text:style-name="T67">Влажная</text:span>» при неактивной кнопке «<text:span text:style-name="T67">Сухая</text:span>»</text:p>
          </table:table-cell>
          <table:table-cell table:style-name="Таблица1.A2" office:value-type="string">
            <text:p text:style-name="P7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088">
          <table:table-cell table:style-name="Таблица1.A2" office:value-type="string">
            <text:p text:style-name="P105">8.4.1.</text:p>
          </table:table-cell>
          <table:table-cell table:style-name="Таблица1.A2" office:value-type="string">
            <text:p text:style-name="P106">Нажатие кнопки «Подтвердить»</text:p>
          </table:table-cell>
          <table:table-cell table:style-name="Таблица1.A2" office:value-type="string">
            <text:p text:style-name="P106">Расписание должно быть сохранено. Кнопка «Подтвердить» должна стать неактивной (серого цвета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06">При любом изменении в расписании кнопка должна вернуться в начальное состояние.<text:line-break/>Следует ли расписать каждое изменение?</text:p>
          </table:table-cell>
        </table:table-row>
        <table:table-row table:style-name="TableLine1405839511088">
          <table:table-cell table:style-name="Таблица1.A2" office:value-type="string">
            <text:p text:style-name="P105">8.4.2.</text:p>
          </table:table-cell>
          <table:table-cell table:style-name="Таблица1.A2" office:value-type="string">
            <text:p text:style-name="P106">Выход и повторный вход в приложение с открытием окна «Расписание &lt;<text:span text:style-name="T78">Имя робота</text:span><text:span text:style-name="T10">&gt;</text:span>»</text:p>
          </table:table-cell>
          <table:table-cell table:style-name="Таблица1.A2" office:value-type="string">
            <text:p text:style-name="P106">Год, месяц, дата, и время не должны измениться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405839511376">
          <table:table-cell table:style-name="Таблица1.A2" office:value-type="string">
            <text:p text:style-name="P70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</table:table>
      <text:p text:style-name="P5"/>
      <text:p text:style-name="P4"/>
      <text:p text:style-name="P4"><text:span text:style-name="T33">Дата тестирования: </text:span><text:span text:style-name="T12"><text:s text:c="33"/></text:span></text:p>
      <text:p text:style-name="P4"/>
      <text:p text:style-name="P4"><text:span text:style-name="T33">Ответственный: </text:span><text:span text:style-name="T12"><text:s text:c="39"/></text:span><text:span text:style-name="T56"><text:s/>/</text:span><text:span text:style-name="T12"> <text:s text:c="34"/></text:span><text:span text:style-name="T57">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5cm" fo:margin-left="2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0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8:04:19.504000000</meta:creation-date>
    <meta:generator>LibreOffice/7.3.5.2$Windows_X86_64 LibreOffice_project/184fe81b8c8c30d8b5082578aee2fed2ea847c01</meta:generator>
    <dc:date>2023-11-18T01:14:57.229000000</dc:date>
    <meta:editing-duration>PT4H6M20S</meta:editing-duration>
    <meta:editing-cycles>52</meta:editing-cycles>
    <meta:document-statistic meta:table-count="1" meta:image-count="0" meta:object-count="0" meta:page-count="11" meta:paragraph-count="347" meta:word-count="2499" meta:character-count="18749" meta:non-whitespace-character-count="16456"/>
  </office:meta>
</office:document-meta>
</file>